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84729166666667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5.08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1">
            <text:p>SignalBandwidth</text:p>
          </table:table-cell>
          <table:table-cell office:value-type="float" office:value="62500" table:style-name="ce1">
            <text:p>62500</text:p>
          </table:table-cell>
          <table:table-cell table:style-name="ce1"/>
          <table:table-cell office:value-type="float" office:value="549.31640625" table:formula="msoxl:=B1*B2/(2^B2)*4/B3" table:style-name="ce1">
            <text:p>549,3164063</text:p>
          </table:table-cell>
          <table:table-cell table:style-name="ce1"/>
          <table:table-cell office:value-type="string" table:style-name="ce1">
            <text:p>Daten</text:p>
          </table:table-cell>
          <table:table-cell table:style-name="ce1"/>
          <table:table-cell office:value-type="float" office:value="24" table:formula="msoxl:=SUM(H2:H20)" table:style-name="ce1">
            <text:p>24</text:p>
          </table:table-cell>
          <table:table-cell table:style-name="ce1"/>
          <table:table-cell office:value-type="string" table:style-name="ce1">
            <text:p>Bit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preadingFactor</text:p>
          </table:table-cell>
          <table:table-cell office:value-type="float" office:value="9" table:style-name="ce1">
            <text:p>9</text:p>
          </table:table-cell>
          <table:table-cell table:number-columns-repeated="4" table:style-name="ce1"/>
          <table:table-cell office:value-type="string" table:style-name="ce2">
            <text:p>Header</text:p>
          </table:table-cell>
          <table:table-cell office:value-type="float" office:value="6" table:style-name="ce3">
            <text:p>6</text:p>
          </table:table-cell>
          <table:table-cell office:value-type="string" table:style-name="ce1">
            <text:p>Bytes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HeidiKennung ($4E71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odingRateDenominator</text:p>
          </table:table-cell>
          <table:table-cell office:value-type="float" office:value="8" table:style-name="ce1">
            <text:p>8</text:p>
          </table:table-cell>
          <table:table-cell table:number-columns-repeated="4" table:style-name="ce1"/>
          <table:table-cell office:value-type="string" table:style-name="ce1">
            <text:p>La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ytes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Herd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ymbol lenght</text:p>
          </table:table-cell>
          <table:table-cell table:style-name="ce1"/>
          <table:table-cell office:value-type="string" table:style-name="ce4">
            <text:p>[ms]</text:p>
          </table:table-cell>
          <table:table-cell office:value-type="float" office:value="8.1920000000000002" table:formula="msoxl:=2^B2/(B1)*1000" table:style-name="ce1">
            <text:p>8,192</text:p>
          </table:table-cell>
          <table:table-cell table:number-columns-repeated="2" table:style-name="ce1"/>
          <table:table-cell office:value-type="string" table:style-name="ce1">
            <text:p>Lo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ytes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Tier</text:p>
          </table:table-cell>
          <table:table-cell table:number-columns-repeated="16373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Al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tes</text:p>
          </table:table-cell>
          <table:table-cell office:value-type="float" office:value="3" table:style-name="ce2">
            <text:p>3</text:p>
          </table:table-cell>
          <table:table-cell office:value-type="string" table:style-name="ce5">
            <text:p>Datenart</text:p>
          </table:table-cell>
          <table:table-cell office:value-type="float" office:value="0" table:style-name="ce5">
            <text:p>0</text:p>
          </table:table-cell>
          <table:table-cell office:value-type="string" table:style-name="ce1">
            <text:p>Positionsdate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yload (bytes)</text:p>
          </table:table-cell>
          <table:table-cell office:value-type="float" office:value="24" table:formula="msoxl:=H1" table:style-name="ce1">
            <text:p>24</text:p>
          </table:table-cell>
          <table:table-cell office:value-type="string" table:style-name="ce4">
            <text:p>[ms]</text:p>
          </table:table-cell>
          <table:table-cell office:value-type="float" office:value="458.75200000000001" table:formula="msoxl:=D4*B8" table:style-name="ce1">
            <text:p>458,752</text:p>
          </table:table-cell>
          <table:table-cell table:number-columns-repeated="2" table:style-name="ce1"/>
          <table:table-cell office:value-type="string" table:style-name="ce1">
            <text:p>tem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tes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Anzahl Datensätze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Fehlermeldung (String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eamble (symbols)</text:p>
          </table:table-cell>
          <table:table-cell office:value-type="float" office:value="8" table:style-name="ce1">
            <text:p>8</text:p>
          </table:table-cell>
          <table:table-cell office:value-type="string" table:style-name="ce4">
            <text:p>[ms]</text:p>
          </table:table-cell>
          <table:table-cell office:value-type="float" office:value="100.352" table:formula="msoxl:=(B7+4.25)*D4" table:style-name="ce1">
            <text:p>100,352</text:p>
          </table:table-cell>
          <table:table-cell table:number-columns-repeated="2" table:style-name="ce1"/>
          <table:table-cell office:value-type="string" table:style-name="ce1">
            <text:p>Ba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tes</text:p>
          </table:table-cell>
          <table:table-cell table:style-name="ce1"/>
          <table:table-cell office:value-type="string" table:style-name="ce1">
            <text:p>(payload - 8) mod anzahl = 0!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lar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yload (symbols)</text:p>
          </table:table-cell>
          <table:table-cell office:value-type="float" office:value="56" table:formula="msoxl:=8+ROUNDUP((8*B6-4*B2+28+16)/(4*B2),0)*B3" table:style-name="ce1">
            <text:p>56</text:p>
          </table:table-cell>
          <table:table-cell table:style-name="ce4"/>
          <table:table-cell table:number-columns-repeated="3" table:style-name="ce1"/>
          <table:table-cell office:value-type="string" table:style-name="ce1">
            <text:p>val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tes</text:p>
          </table:table-cell>
          <table:table-cell table:style-name="ce1"/>
          <table:table-cell office:value-type="string" table:style-name="ce1">
            <text:p>payload mod 8 = 0!</text:p>
          </table:table-cell>
          <table:table-cell office:value-type="float" office:value="3" table:style-name="ce5">
            <text:p>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Paket length (implicit header)</text:p>
          </table:table-cell>
          <table:table-cell table:style-name="ce6"/>
          <table:table-cell office:value-type="string" table:style-name="ce7">
            <text:p>[ms]</text:p>
          </table:table-cell>
          <table:table-cell office:value-type="float" office:value="559.10400000000004" table:formula="msoxl:=D6+D7" table:style-name="ce6">
            <text:p>559,104</text:p>
          </table:table-cell>
          <table:table-cell table:number-columns-repeated="2" table:style-name="ce1"/>
          <table:table-cell office:value-type="string" table:style-name="ce1">
            <text:p>val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ytes</text:p>
          </table:table-cell>
          <table:table-cell table:number-columns-repeated="2" table:style-name="ce1"/>
          <table:table-cell office:value-type="float" office:value="4" table:style-name="ce5">
            <text:p>4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1">
            <text:p>val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ytes</text:p>
          </table:table-cell>
          <table:table-cell table:number-columns-repeated="2" table:style-name="ce1"/>
          <table:table-cell office:value-type="float" office:value="5" table:style-name="ce5">
            <text:p>5</text:p>
          </table:table-cell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val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ytes</text:p>
          </table:table-cell>
          <table:table-cell table:number-columns-repeated="2" table:style-name="ce1"/>
          <table:table-cell office:value-type="float" office:value="6" table:style-name="ce5">
            <text:p>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ignalBandwidth</text:p>
          </table:table-cell>
          <table:table-cell office:value-type="float" office:value="62500" table:formula="msoxl:=B1" table:style-name="ce1">
            <text:p>62500</text:p>
          </table:table-cell>
          <table:table-cell table:style-name="ce1"/>
          <table:table-cell office:value-type="float" office:value="549.31640625" table:formula="msoxl:=B12*B13/(2^B13)*4/B14" table:style-name="ce1">
            <text:p>549,3164063</text:p>
          </table:table-cell>
          <table:table-cell table:number-columns-repeated="2" table:style-name="ce1"/>
          <table:table-cell office:value-type="string" table:style-name="ce1">
            <text:p>val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ytes</text:p>
          </table:table-cell>
          <table:table-cell table:number-columns-repeated="2" table:style-name="ce1"/>
          <table:table-cell office:value-type="float" office:value="7" table:style-name="ce5">
            <text:p>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preadingFactor</text:p>
          </table:table-cell>
          <table:table-cell office:value-type="float" office:value="9" table:formula="msoxl:=B2" table:style-name="ce1">
            <text:p>9</text:p>
          </table:table-cell>
          <table:table-cell table:number-columns-repeated="4" table:style-name="ce1"/>
          <table:table-cell office:value-type="string" table:style-name="ce1">
            <text:p>CRC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t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odingRateDenominator</text:p>
          </table:table-cell>
          <table:table-cell office:value-type="float" office:value="8" table:formula="msoxl:=B3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ymbol lenght</text:p>
          </table:table-cell>
          <table:table-cell table:style-name="ce1"/>
          <table:table-cell office:value-type="string" table:style-name="ce4">
            <text:p>[ms]</text:p>
          </table:table-cell>
          <table:table-cell office:value-type="float" office:value="8.1920000000000002" table:formula="msoxl:=2^B13/(B12)*1000" table:style-name="ce1">
            <text:p>8,19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yload (bytes)</text:p>
          </table:table-cell>
          <table:table-cell office:value-type="float" office:value="24" table:formula="msoxl:=B6" table:style-name="ce1">
            <text:p>24</text:p>
          </table:table-cell>
          <table:table-cell office:value-type="string" table:style-name="ce4">
            <text:p>[ms]</text:p>
          </table:table-cell>
          <table:table-cell office:value-type="float" office:value="524.28800000000001" table:formula="msoxl:=D15*B19" table:style-name="ce1">
            <text:p>524,2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eamble (symbols)</text:p>
          </table:table-cell>
          <table:table-cell office:value-type="float" office:value="8" table:formula="msoxl:=B7" table:style-name="ce1">
            <text:p>8</text:p>
          </table:table-cell>
          <table:table-cell office:value-type="string" table:style-name="ce4">
            <text:p>[ms]</text:p>
          </table:table-cell>
          <table:table-cell office:value-type="float" office:value="100.352" table:formula="msoxl:=(B18+4.25)*D15" table:style-name="ce1">
            <text:p>100,3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yload (symbols)</text:p>
          </table:table-cell>
          <table:table-cell office:value-type="float" office:value="64" table:formula="msoxl:=8+ROUNDUP((8*B17-4*B13+28+16+20)/(4*B13),0)*B14" table:style-name="ce1">
            <text:p>64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6">
            <text:p>Paket length (no implicit header)</text:p>
          </table:table-cell>
          <table:table-cell table:style-name="ce6"/>
          <table:table-cell office:value-type="string" table:style-name="ce7">
            <text:p>[ms]</text:p>
          </table:table-cell>
          <table:table-cell office:value-type="float" office:value="624.64" table:formula="msoxl:=D17+D18" table:style-name="ce6">
            <text:p>624,64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  <table:table table:name="Tabelle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eisig, Frank - LfULG</meta:initial-creator>
    <dc:creator>Heisig, Frank - LfULG</dc:creator>
    <meta:creation-date>2019-03-13T10:17:46Z</meta:creation-date>
    <dc:date>2019-03-13T13:42:08Z</dc:date>
    <meta:editing-duration>PT0S</meta:editing-duration>
  </office:meta>
</office:document-meta>
</file>